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 semilight" svg:font-family="'segoe ui semilight', 'segoe ui', segoe, tahom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ab62a" officeooo:paragraph-rsid="001ab62a"/>
    </style:style>
    <style:style style:name="P2" style:family="paragraph" style:parent-style-name="Text_20_body">
      <style:text-properties fo:color="#262626" style:font-name="Liberation Serif"/>
    </style:style>
    <style:style style:name="P3" style:family="paragraph" style:parent-style-name="Text_20_body" style:list-style-name="L1">
      <style:text-properties style:font-name="Liberation Serif"/>
    </style:style>
    <style:style style:name="P4" style:family="paragraph" style:parent-style-name="Text_20_body" style:list-style-name="L2">
      <style:text-properties style:font-name="Liberation Serif"/>
    </style:style>
    <style:style style:name="P5" style:family="paragraph" style:parent-style-name="Text_20_body" style:list-style-name="L3">
      <style:text-properties style:font-name="Liberation Serif"/>
    </style:style>
    <style:style style:name="P6" style:family="paragraph" style:parent-style-name="Text_20_body" style:list-style-name="L4">
      <style:text-properties style:font-name="Liberation Serif"/>
    </style:style>
    <style:style style:name="P7" style:family="paragraph" style:parent-style-name="Text_20_body" style:list-style-name="L3">
      <style:paragraph-properties fo:margin-top="0cm" fo:margin-bottom="0cm" loext:contextual-spacing="false"/>
      <style:text-properties style:font-name="Liberation Serif"/>
    </style:style>
    <style:style style:name="P8" style:family="paragraph" style:parent-style-name="Heading_20_1">
      <style:text-properties style:font-name="Liberation Serif" officeooo:rsid="001ab62a" officeooo:paragraph-rsid="001ab62a"/>
    </style:style>
    <style:style style:name="P9" style:family="paragraph" style:parent-style-name="Heading_20_2">
      <style:text-properties style:font-name="Liberation Serif"/>
    </style:style>
    <style:style style:name="T1" style:family="text">
      <style:text-properties style:font-name="segoe ui semilight"/>
    </style:style>
    <style:style style:name="T2" style:family="text">
      <style:text-properties officeooo:rsid="001ab62a"/>
    </style:style>
    <style:style style:name="T3" style:family="text">
      <style:text-properties officeooo:rsid="001b05a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raining:</text:h>
      <text:h text:style-name="P9" text:outline-level="2">​​​​​​​<text:span text:style-name="T2">I</text:span>2C basi<text:span text:style-name="T2">cs</text:span>​</text:h>
      <text:p text:style-name="P2">​Objective:</text:p>
      <text:list xml:id="list3493104545128298230" text:style-name="L1">
        <text:list-item>
          <text:p text:style-name="P3">​​​Get an overview of basic I2C specifications features and typical applications</text:p>
        </text:list-item>
      </text:list>
      <text:p text:style-name="P2">Task:</text:p>
      <text:list xml:id="list5004070156762304407" text:style-name="L2">
        <text:list-item>
          <text:p text:style-name="P4">Go through the Section 1 &amp; 2 of "I 2C-bus specification and user manual" document.​</text:p>
        </text:list-item>
      </text:list>
      <text:h text:style-name="P9" text:outline-level="2">​​​​​​​I2C protocol</text:h>
      <text:p text:style-name="P2">​Objective:</text:p>
      <text:list xml:id="list8016505490373053503" text:style-name="L3">
        <text:list-item>
          <text:p text:style-name="P7">​​​<text:span text:style-name="T3">U</text:span>nderstand how I2C works</text:p>
        </text:list-item>
        <text:list-item>
          <text:p text:style-name="P7">Master/Slave architecture</text:p>
        </text:list-item>
        <text:list-item>
          <text:p text:style-name="P7">What are the different modes of communication in I2C</text:p>
        </text:list-item>
        <text:list-item>
          <text:p text:style-name="P7">Know about hardware configuration, hardware signals, logic levels</text:p>
        </text:list-item>
        <text:list-item>
          <text:p text:style-name="P7">Know about message format, start/stop conditions, ack/nack</text:p>
        </text:list-item>
        <text:list-item>
          <text:p text:style-name="P5">Know about clock synchronization, bus arbitration and clock stretching</text:p>
        </text:list-item>
      </text:list>
      <text:p text:style-name="P2">Task:</text:p>
      <text:list xml:id="list6236168437957319943" text:style-name="L4">
        <text:list-item>
          <text:p text:style-name="P6">Go through section 3.1 of "I2C-bus specification and user manual" document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 semilight" svg:font-family="'segoe ui semilight', 'segoe ui', segoe, tahom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01:09.662782450</meta:creation-date>
    <dc:date>2019-06-11T15:16:50.374103352</dc:date>
    <meta:editing-duration>PT5M30S</meta:editing-duration>
    <meta:editing-cycles>1</meta:editing-cycles>
    <meta:document-statistic meta:table-count="0" meta:image-count="0" meta:object-count="0" meta:page-count="1" meta:paragraph-count="16" meta:word-count="94" meta:character-count="622" meta:non-whitespace-character-count="529"/>
    <meta:generator>LibreOffice/5.1.6.2$Linux_X86_64 LibreOffice_project/10m0$Build-2</meta:generator>
  </office:meta>
</office:document-meta>
</file>